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407E00006076000036E8970D34AA4C317E41.svg" manifest:media-type="image/svg+xml"/>
  <manifest:file-entry manifest:full-path="Pictures/10000BAE000004F6000004EBB8606D107357DA3C.svg" manifest:media-type="image/svg+xml"/>
  <manifest:file-entry manifest:full-path="Pictures/10000201000003A5000002135FC1A5FB3B8116EA.png" manifest:media-type="image/png"/>
  <manifest:file-entry manifest:full-path="Pictures/100002010000006200000060A7E68D5EFDCB023B.png" manifest:media-type="image/png"/>
  <manifest:file-entry manifest:full-path="Pictures/10000F9900000A20000009F2C2B6E705BFE039B9.svg" manifest:media-type="image/svg+xml"/>
  <manifest:file-entry manifest:full-path="Pictures/1000020100000324000000C3E5651051BAB5ABD0.png" manifest:media-type="image/png"/>
  <manifest:file-entry manifest:full-path="Pictures/100007C3000053190000142704A91D66D384AA7F.svg" manifest:media-type="image/svg+xml"/>
  <manifest:file-entry manifest:full-path="Pictures/100002010000009B000000C22E370148D2913EA4.png" manifest:media-type="image/png"/>
  <manifest:file-entry manifest:full-path="Pictures/10000201000000300000003020E5C7004CC169F4.png" manifest:media-type="image/png"/>
  <manifest:file-entry manifest:full-path="Pictures/10000A620000100D0000141A927E0F656C3FB03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Bright1" svg:font-family="'CMU Bright'" style:font-family-generic="roman" style:font-pitch="variable"/>
    <style:font-face style:name="CMU Bright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57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1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7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4cm" fo:min-width="3.4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4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4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70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74cm" svg:height="0.992cm" svg:x="13.7cm" svg:y="3.922cm">
          <draw:text-box>
            <text:p>OSH repositories</text:p>
          </draw:text-box>
        </draw:frame>
        <draw:frame draw:style-name="gr2" draw:text-style-name="P1" draw:layer="layout" svg:width="1.603cm" svg:height="0.992cm" svg:x="2.753cm" svg:y="5.005cm">
          <draw:text-box>
            <text:p>user</text:p>
          </draw:text-box>
        </draw:frame>
        <draw:frame draw:style-name="gr3" draw:text-style-name="P2" draw:layer="layout" svg:width="2.267cm" svg:height="1.06cm" svg:x="8.684cm" svg:y="4.137cm">
          <draw:text-box>
            <text:p><text:span text:style-name="T1">LOSH</text:span></text:p>
          </draw:text-box>
        </draw:frame>
        <draw:frame draw:style-name="gr4" draw:text-style-name="P4" draw:layer="layout" svg:width="3.965cm" svg:height="1.568cm" svg:x="7.216cm" svg:y="1.203cm">
          <draw:text-box>
            <text:p text:style-name="P3">OSH designs</text:p>
            <text:p text:style-name="P3"><text:span text:style-name="T2">on the internet</text:span></text:p>
          </draw:text-box>
        </draw:frame>
        <draw:frame draw:style-name="gr5" draw:text-style-name="P5" draw:layer="layout" svg:width="1.912cm" svg:height="1.233cm" svg:x="12.436cm" svg:y="1.587cm">
          <draw:text-box>
            <text:p text:style-name="P3"><text:span text:style-name="T3">consists</text:span></text:p>
            <text:p text:style-name="P3"><text:span text:style-name="T3">of</text:span></text:p>
          </draw:text-box>
        </draw:frame>
        <draw:frame draw:style-name="gr6" draw:text-style-name="P5" draw:layer="layout" svg:width="1.971cm" svg:height="1.233cm" svg:x="11.041cm" svg:y="4.018cm">
          <draw:text-box>
            <text:p text:style-name="P3"><text:span text:style-name="T3">reroutes</text:span></text:p>
            <text:p text:style-name="P3"><text:span text:style-name="T3">to</text:span></text:p>
          </draw:text-box>
        </draw:frame>
        <draw:frame draw:style-name="gr7" draw:text-style-name="P5" draw:layer="layout" svg:width="3.207cm" svg:height="1.233cm" svg:x="5.004cm" svg:y="4.066cm">
          <draw:text-box>
            <text:p text:style-name="P3"><text:span text:style-name="T3">enters</text:span></text:p>
            <text:p text:style-name="P3"><text:span text:style-name="T3">search term on</text:span></text:p>
          </draw:text-box>
        </draw:frame>
        <draw:frame draw:style-name="gr8" draw:text-style-name="P6" draw:layer="layout" svg:width="1.536cm" svg:height="1.923cm" svg:x="15.347cm" svg:y="5.363cm">
          <draw:image xlink:href="Pictures/10000A620000100D0000141A927E0F656C3FB03D.svg" xlink:type="simple" xlink:show="embed" xlink:actuate="onLoad" draw:mime-type="image/svg+xml">
            <text:p/>
          </draw:image>
          <draw:image xlink:href="Pictures/100002010000009B000000C22E370148D2913EA4.png" xlink:type="simple" xlink:show="embed" xlink:actuate="onLoad" draw:mime-type="image/png"/>
        </draw:frame>
        <draw:frame draw:style-name="gr8" draw:text-style-name="P6" draw:layer="layout" svg:width="3.746cm" svg:height="0.908cm" svg:x="7.94cm" svg:y="5.075cm">
          <draw:image xlink:href="Pictures/100007C3000053190000142704A91D66D384AA7F.svg" xlink:type="simple" xlink:show="embed" xlink:actuate="onLoad" draw:mime-type="image/svg+xml">
            <text:p/>
          </draw:image>
          <draw:image xlink:href="Pictures/1000020100000324000000C3E5651051BAB5ABD0.png" xlink:type="simple" xlink:show="embed" xlink:actuate="onLoad" draw:mime-type="image/png"/>
        </draw:frame>
        <draw:frame draw:name="noun_Scientist_770801.svg" draw:style-name="gr8" draw:text-style-name="P6" draw:layer="layout" svg:width="1.321cm" svg:height="1.297cm" svg:x="2.875cm" svg:y="3.824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2010000006200000060A7E68D5EFDCB023B.png" xlink:type="simple" xlink:show="embed" xlink:actuate="onLoad" draw:mime-type="image/png"/>
          <svg:title>Artboard 7</svg:title>
        </draw:frame>
        <draw:frame draw:style-name="gr8" draw:text-style-name="P6" draw:layer="layout" svg:width="1.269cm" svg:height="1.258cm" svg:x="11.054cm" svg:y="0.453cm">
          <draw:image xlink:href="Pictures/10000BAE000004F6000004EBB8606D107357DA3C.svg" xlink:type="simple" xlink:show="embed" xlink:actuate="onLoad" draw:mime-type="image/svg+xml">
            <text:p/>
          </draw:image>
          <draw:image xlink:href="Pictures/10000201000000300000003020E5C7004CC169F4.png" xlink:type="simple" xlink:show="embed" xlink:actuate="onLoad" draw:mime-type="image/png"/>
        </draw:frame>
        <draw:frame draw:style-name="gr8" draw:text-style-name="P6" draw:layer="layout" svg:width="7.555cm" svg:height="4.3cm" svg:x="6.06cm" svg:y="-0.909cm">
          <draw:image xlink:href="Pictures/1000407E00006076000036E8970D34AA4C317E41.svg" xlink:type="simple" xlink:show="embed" xlink:actuate="onLoad" draw:mime-type="image/svg+xml">
            <text:p/>
          </draw:image>
          <draw:image xlink:href="Pictures/10000201000003A5000002135FC1A5FB3B8116EA.png" xlink:type="simple" xlink:show="embed" xlink:actuate="onLoad" draw:mime-type="image/png"/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Bright1" svg:font-family="'CMU Bright'" style:font-family-generic="roman" style:font-pitch="variable"/>
    <style:font-face style:name="CMU Bright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8cm" draw:marker-start-center="false" draw:marker-end-width="0.28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Bright" fo:font-family="'CMU Bright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1-07-06T12:40:00.252562794</meta:creation-date>
    <dc:date>2022-07-27T22:30:24.324131611</dc:date>
    <dc:creator>Martin Häuer</dc:creator>
    <meta:editing-duration>PT1H19M42S</meta:editing-duration>
    <meta:editing-cycles>3</meta:editing-cycles>
    <meta:generator>LibreOffice/7.1.8.1$Linux_X86_64 LibreOffice_project/10$Build-1</meta:generator>
    <meta:document-statistic meta:object-count="12"/>
  </office:meta>
</office:document-meta>
</file>